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fo:padding="0.049cm" fo:border="4pt dashed #ff0000" draw:ole-draw-aspect="4" draw:visible-area-top="0cm" draw:visible-area-width="2.541cm" draw:visible-area-height="2.144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um1" text:anchor-type="char" svg:x="6.38cm" svg:y="6.609cm" svg:width="2.542cm" svg:height="2.143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7T15:27:50.354000000</meta:creation-date>
    <dc:date>2020-09-07T15:50:40.036000000</dc:date>
    <meta:editing-duration>PT1M42S</meta:editing-duration>
    <meta:editing-cycles>2</meta:editing-cycles>
    <meta:generator>LibreOfficeDev/7.1.0.0.alpha0$Windows_X86_64 LibreOffice_project/2f589bfa3f8706fc9f4c71f79db1b7e22f175951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